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 Semibold" fo:font-size="31pt" style:font-size-asian="31pt" style:font-size-complex="31pt"/>
    </style:style>
    <style:style style:name="T6" style:family="text">
      <style:text-properties style:font-name="Segoe UI Semibol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Old Testament Reading</text:span></text:p>
            <text:p text:style-name="P1"><text:span text:style-name="T2">Malachi 3:13–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9.269cm" svg:x="1.524cm" svg:y="0.762cm">
          <draw:text-box>
            <text:p text:style-name="P4"><text:span text:style-name="T3">13</text:span><text:span text:style-name="T4">“Your words have been hard against me, says </text:span></text:p>
            <text:p text:style-name="P4"><text:span text:style-name="T4">the LORD. But you say, ‘How have we spoken </text:span></text:p>
            <text:p text:style-name="P4"><text:span text:style-name="T4">against you?’ </text:span><text:span text:style-name="T3">14</text:span><text:span text:style-name="T4">You have said, ‘It is vain to serve God. </text:span><text:span text:style-name="T5">What is the profit of our keeping his charge</text:span><text:span text:style-name="T4"> or of walking as in mourning before the LORD of host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263cm" svg:x="1.524cm" svg:y="0.762cm">
          <draw:text-box>
            <text:p text:style-name="P4"><text:span text:style-name="T3">15</text:span><text:span text:style-name="T4">And now we call the arrogant blessed. Evildoers not only prosper but they put God to the test and they escape.’” </text:span><text:span text:style-name="T3">16</text:span><text:span text:style-name="T4">Then those who feared the LORD spoke with one another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892cm" svg:height="6.263cm" svg:x="1.524cm" svg:y="0.762cm">
          <draw:text-box>
            <text:p text:style-name="P4"><text:span text:style-name="T4">The LORD paid attention and heard them, and a book of remembrance was written before him of those who feared the LORD and esteemed his name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4.892cm" svg:height="6.263cm" svg:x="1.524cm" svg:y="0.762cm">
          <draw:text-box>
            <text:p text:style-name="P4"><text:span text:style-name="T3">17</text:span><text:span text:style-name="T4">“They shall be mine, says the LORD of hosts, in the day when I make up my treasured possession, and I will spare them as a man spares his son who serves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4.892cm" svg:height="6.263cm" svg:x="1.524cm" svg:y="0.762cm">
          <draw:text-box>
            <text:p text:style-name="P4"><text:span text:style-name="T3">18</text:span><text:span text:style-name="T4">Then once more you shall see the distinction between the righteous and the wicked, between one who serves God and one who does not serve hi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22:53.554000000</meta:creation-date>
    <dc:date>2016-11-19T13:37:53.310000000</dc:date>
    <meta:editing-duration>PT10M5S</meta:editing-duration>
    <meta:editing-cycles>4</meta:editing-cycles>
    <meta:generator>LibreOffice/5.2.3.3$Windows_X86_64 LibreOffice_project/d54a8868f08a7b39642414cf2c8ef2f228f780cf</meta:generator>
    <meta:document-statistic meta:object-count="39"/>
  </office:meta>
</office:document-meta>
</file>